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  <style:style style:name="ce3" style:family="table-cell" style:parent-style-name="Default" style:data-style-name="N1"/>
    <style:style style:name="ce5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UD y situaciones de aprendizaj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2];1;[.C$2:.C2])/SUMIF([.A:.A];1;[.C:.C])" office:value-type="percentage" office:value="0.0816326530612245" calcext:value-type="percentage">
            <text:p>8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3];1;[.C$2:.C3])/SUMIF([.A:.A];1;[.C:.C])" office:value-type="percentage" office:value="0.163265306122449" calcext:value-type="percentage">
            <text:p>16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4];1;[.C$2:.C4])/SUMIF([.A:.A];1;[.C:.C])" office:value-type="percentage" office:value="0.244897959183673" calcext:value-type="percentage">
            <text:p>24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5];1;[.C$2:.C5])/SUMIF([.A:.A];1;[.C:.C])" office:value-type="percentage" office:value="0.326530612244898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6];1;[.C$2:.C6])/SUMIF([.A:.A];1;[.C:.C])" office:value-type="percentage" office:value="0.387755102040816" calcext:value-type="percentage">
            <text:p>39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7];1;[.C$2:.C7])/SUMIF([.A:.A];1;[.C:.C])" office:value-type="percentage" office:value="0.469387755102041" calcext:value-type="percentage">
            <text:p>47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8];1;[.C$2:.C8])/SUMIF([.A:.A];1;[.C:.C])" office:value-type="percentage" office:value="0.551020408163265" calcext:value-type="percentage">
            <text:p>55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9];1;[.C$2:.C9])/SUMIF([.A:.A];1;[.C:.C])" office:value-type="percentage" office:value="0.612244897959184" calcext:value-type="percentage">
            <text:p>61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0];1;[.C$2:.C10])/SUMIF([.A:.A];1;[.C:.C])" office:value-type="percentage" office:value="0.693877551020408" calcext:value-type="percentage">
            <text:p>69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1];1;[.C$2:.C11])/SUMIF([.A:.A];1;[.C:.C])" office:value-type="percentage" office:value="0.775510204081633" calcext:value-type="percentage">
            <text:p>78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2];1;[.C$2:.C12])/SUMIF([.A:.A];1;[.C:.C])" office:value-type="percentage" office:value="0.857142857142857" calcext:value-type="percentage">
            <text:p>86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3];1;[.C$2:.C13])/SUMIF([.A:.A];1;[.C:.C])" office:value-type="percentage" office:value="0.938775510204082" calcext:value-type="percentage">
            <text:p>94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14];1;[.C$2:.C14])/SUMIF([.A:.A];1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15:.A15];2;[.C$15:.C15])/SUMIF([.A:.A];2;[.C:.C])" office:value-type="percentage" office:value="0.0540540540540541" calcext:value-type="percentage">
            <text:p>5 %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15:.A16];2;[.C$15:.C16])/SUMIF([.A:.A];2;[.C:.C])" office:value-type="percentage" office:value="0.135135135135135" calcext:value-type="percentage">
            <text:p>14 %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15:.A17];2;[.C$15:.C17])/SUMIF([.A:.A];2;[.C:.C])" office:value-type="percentage" office:value="0.135135135135135" calcext:value-type="percentage">
            <text:p>14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15:.A18];2;[.C$15:.C18])/SUMIF([.A:.A];2;[.C:.C])" office:value-type="percentage" office:value="0.135135135135135" calcext:value-type="percentage">
            <text:p>14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19];2;[.C$15:.C19])/SUMIF([.A:.A];2;[.C:.C])" office:value-type="percentage" office:value="0.243243243243243" calcext:value-type="percentage">
            <text:p>24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0];2;[.C$15:.C20])/SUMIF([.A:.A];2;[.C:.C])" office:value-type="percentage" office:value="0.351351351351351" calcext:value-type="percentage">
            <text:p>35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1];2;[.C$15:.C21])/SUMIF([.A:.A];2;[.C:.C])" office:value-type="percentage" office:value="0.45945945945946" calcext:value-type="percentage">
            <text:p>46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2];2;[.C$15:.C22])/SUMIF([.A:.A];2;[.C:.C])" office:value-type="percentage" office:value="0.567567567567568" calcext:value-type="percentage">
            <text:p>57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3];2;[.C$15:.C23])/SUMIF([.A:.A];2;[.C:.C])" office:value-type="percentage" office:value="0.675675675675676" calcext:value-type="percentage">
            <text:p>68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4];2;[.C$15:.C24])/SUMIF([.A:.A];2;[.C:.C])" office:value-type="percentage" office:value="0.783783783783784" calcext:value-type="percentage">
            <text:p>78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5];2;[.C$15:.C25])/SUMIF([.A:.A];2;[.C:.C])" office:value-type="percentage" office:value="0.891891891891892" calcext:value-type="percentage">
            <text:p>89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6];2;[.C$15:.C26])/SUMIF([.A:.A];2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7];3;[.C$27:.C27])/SUMIF([.A:.A];3;[.C:.C])" office:value-type="percentage" office:value="0.0727272727272727" calcext:value-type="percentage">
            <text:p>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8];3;[.C$27:.C28])/SUMIF([.A:.A];3;[.C:.C])" office:value-type="percentage" office:value="0.145454545454545" calcext:value-type="percentage">
            <text:p>15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9];3;[.C$27:.C29])/SUMIF([.A:.A];3;[.C:.C])" office:value-type="percentage" office:value="0.218181818181818" calcext:value-type="percentage">
            <text:p>22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0];3;[.C$27:.C30])/SUMIF([.A:.A];3;[.C:.C])" office:value-type="percentage" office:value="0.290909090909091" calcext:value-type="percentage">
            <text:p>29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27:.A31];3;[.C$27:.C31])/SUMIF([.A:.A];3;[.C:.C])" office:value-type="percentage" office:value="0.327272727272727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27:.A32];3;[.C$27:.C32])/SUMIF([.A:.A];3;[.C:.C])" office:value-type="percentage" office:value="0.327272727272727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3];3;[.C$27:.C33])/SUMIF([.A:.A];3;[.C:.C])" office:value-type="percentage" office:value="0.4" calcext:value-type="percentage">
            <text:p>4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4];3;[.C$27:.C34])/SUMIF([.A:.A];3;[.C:.C])" office:value-type="percentage" office:value="0.472727272727273" calcext:value-type="percentage">
            <text:p>4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7:.A35];3;[.C$27:.C35])/SUMIF([.A:.A];3;[.C:.C])" office:value-type="percentage" office:value="0.527272727272727" calcext:value-type="percentage">
            <text:p>5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6];3;[.C$27:.C36])/SUMIF([.A:.A];3;[.C:.C])" office:value-type="percentage" office:value="0.6" calcext:value-type="percentage">
            <text:p>6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7];3;[.C$27:.C37])/SUMIF([.A:.A];3;[.C:.C])" office:value-type="percentage" office:value="0.672727272727273" calcext:value-type="percentage">
            <text:p>6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8];3;[.C$27:.C38])/SUMIF([.A:.A];3;[.C:.C])" office:value-type="percentage" office:value="0.745454545454546" calcext:value-type="percentage">
            <text:p>75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9];3;[.C$27:.C39])/SUMIF([.A:.A];3;[.C:.C])" office:value-type="percentage" office:value="0.818181818181818" calcext:value-type="percentage">
            <text:p>82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40];3;[.C$27:.C40])/SUMIF([.A:.A];3;[.C:.C])" office:value-type="percentage" office:value="0.890909090909091" calcext:value-type="percentage">
            <text:p>89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41];3;[.C$27:.C41])/SUMIF([.A:.A];3;[.C:.C])" office:value-type="percentage" office:value="0.963636363636364" calcext:value-type="percentage">
            <text:p>96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27:.A42];3;[.C$27:.C42])/SUMIF([.A:.A];3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2T09:10:28.897980569</dc:date>
    <meta:editing-duration>PT37M34S</meta:editing-duration>
    <meta:editing-cycles>15</meta:editing-cycles>
    <meta:generator>LibreOffice/7.4.0.3$Linux_X86_64 LibreOffice_project/f85e47c08ddd19c015c0114a68350214f7066f5a</meta:generator>
    <meta:document-statistic meta:table-count="1" meta:cell-count="174" meta:object-count="0"/>
  </office:meta>
</office:document-meta>
</file>